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sans-serif" svg:font-family="sans-serif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tyle="italic" officeooo:rsid="00035cae" officeooo:paragraph-rsid="00035cae" style:font-style-asian="italic" style:font-style-complex="italic"/>
    </style:style>
    <style:style style:name="P2" style:family="paragraph" style:parent-style-name="Standard" style:list-style-name="L1">
      <style:paragraph-properties fo:line-height="150%"/>
      <style:text-properties fo:font-style="italic" officeooo:rsid="0004d704" officeooo:paragraph-rsid="0006bcf9" style:font-style-asian="italic" style:font-style-complex="italic"/>
    </style:style>
    <style:style style:name="P3" style:family="paragraph" style:parent-style-name="Standard" style:list-style-name="L1">
      <style:paragraph-properties fo:line-height="150%"/>
      <style:text-properties fo:font-style="italic" officeooo:rsid="0006bcf9" officeooo:paragraph-rsid="0006bcf9" style:font-style-asian="italic" style:font-style-complex="italic"/>
    </style:style>
    <style:style style:name="P4" style:family="paragraph" style:parent-style-name="Standard" style:list-style-name="L1">
      <style:paragraph-properties fo:line-height="150%"/>
      <style:text-properties fo:font-style="italic" fo:font-weight="bold" officeooo:rsid="00035cae" officeooo:paragraph-rsid="00035cae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paragraph-properties fo:line-height="150%"/>
      <style:text-properties fo:font-style="italic" fo:font-weight="normal" officeooo:rsid="00035cae" officeooo:paragraph-rsid="00035cae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line-height="150%"/>
      <style:text-properties fo:font-style="italic" fo:font-weight="normal" officeooo:rsid="0006bcf9" officeooo:paragraph-rsid="0006bcf9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line-height="150%"/>
      <style:text-properties officeooo:paragraph-rsid="00035cae"/>
    </style:style>
    <style:style style:name="P8" style:family="paragraph" style:parent-style-name="Standard" style:list-style-name="L1">
      <style:paragraph-properties fo:line-height="150%"/>
      <style:text-properties officeooo:paragraph-rsid="0006bcf9"/>
    </style:style>
    <style:style style:name="P9" style:family="paragraph" style:parent-style-name="Standard" style:list-style-name="L1">
      <style:paragraph-properties fo:line-height="150%"/>
      <style:text-properties fo:font-style="normal" fo:font-weight="normal" officeooo:rsid="0006bcf9" officeooo:paragraph-rsid="0006bcf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line-height="150%"/>
      <style:text-properties fo:font-style="normal" fo:font-weight="normal" officeooo:rsid="0006bcf9" officeooo:paragraph-rsid="00086bb3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/>
      <style:text-properties fo:font-style="normal" fo:font-weight="normal" officeooo:rsid="0006bcf9" officeooo:paragraph-rsid="0009aa6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/>
      <style:text-properties fo:font-style="normal" fo:font-weight="normal" officeooo:rsid="0009aa6c" officeooo:paragraph-rsid="0009aa6c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/>
      <style:text-properties fo:font-style="normal" fo:font-weight="normal" officeooo:rsid="0009aa6c" officeooo:paragraph-rsid="0009aa6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tyle="normal" style:text-underline-style="solid" style:text-underline-width="auto" style:text-underline-color="font-color" fo:font-weight="normal" officeooo:rsid="000c1ebe" officeooo:paragraph-rsid="000c1ebe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line-height="150%" fo:text-align="start" style:justify-single-word="false"/>
      <style:text-properties fo:font-style="normal" style:text-underline-style="none" fo:font-weight="normal" officeooo:rsid="000c1ebe" officeooo:paragraph-rsid="000c1ebe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line-height="150%"/>
      <style:text-properties officeooo:rsid="0006bcf9" officeooo:paragraph-rsid="0006bcf9"/>
    </style:style>
    <style:style style:name="P17" style:family="paragraph" style:parent-style-name="Standard" style:list-style-name="L1">
      <style:paragraph-properties fo:line-height="150%"/>
      <style:text-properties fo:font-weight="normal" officeooo:rsid="0006bcf9" officeooo:paragraph-rsid="0006bcf9" style:font-weight-asian="normal" style:font-weight-complex="normal"/>
    </style:style>
    <style:style style:name="T1" style:family="text">
      <style:text-properties fo:font-style="italic" officeooo:rsid="00035cae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35cae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35cae" style:font-style-asian="normal" style:font-style-complex="normal"/>
    </style:style>
    <style:style style:name="T6" style:family="text">
      <style:text-properties fo:font-style="normal" fo:font-weight="normal" style:font-size-asian="10.5pt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252525" fo:letter-spacing="normal"/>
    </style:style>
    <style:style style:name="T9" style:family="text">
      <style:text-properties fo:font-variant="normal" fo:text-transform="none" fo:color="#252525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252525" fo:letter-spacing="normal" fo:font-weight="bold" officeooo:rsid="00035cae" style:font-weight-asian="bold" style:font-weight-complex="bold"/>
    </style:style>
    <style:style style:name="T11" style:family="text">
      <style:text-properties fo:font-variant="normal" fo:text-transform="none" fo:color="#252525" fo:letter-spacing="normal" fo:font-weight="bold" officeooo:rsid="0006bcf9" style:font-weight-asian="bold" style:font-weight-complex="bold"/>
    </style:style>
    <style:style style:name="T12" style:family="text">
      <style:text-properties fo:font-variant="normal" fo:text-transform="none" fo:color="#252525" fo:letter-spacing="normal" fo:font-weight="bold" officeooo:rsid="0009aa6c" style:font-weight-asian="bold" style:font-weight-complex="bold"/>
    </style:style>
    <style:style style:name="T13" style:family="text">
      <style:text-properties fo:font-variant="normal" fo:text-transform="none" fo:color="#252525" fo:letter-spacing="normal" fo:font-weight="bold" officeooo:rsid="000a51b8" style:font-weight-asian="bold" style:font-weight-complex="bold"/>
    </style:style>
    <style:style style:name="T14" style:family="text">
      <style:text-properties fo:font-variant="normal" fo:text-transform="none" fo:color="#252525" fo:letter-spacing="normal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252525" fo:letter-spacing="normal" fo:font-style="italic" fo:font-weight="bold" officeooo:rsid="00035cae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252525" fo:letter-spacing="normal" fo:font-style="italic" fo:font-weight="bold" officeooo:rsid="0006bcf9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252525" fo:letter-spacing="normal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252525" fo:letter-spacing="normal" fo:font-style="normal" fo:font-weight="bold" officeooo:rsid="00035cae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52525" fo:letter-spacing="normal" fo:font-style="normal" fo:font-weight="bold" officeooo:rsid="0004d704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52525" fo:letter-spacing="normal" fo:font-style="normal" fo:font-weight="bold" officeooo:rsid="0006bcf9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252525" fo:letter-spacing="normal" fo:font-style="normal" fo:font-weight="normal" officeooo:rsid="00035ca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52525" fo:letter-spacing="normal" officeooo:rsid="0009aa6c"/>
    </style:style>
    <style:style style:name="T23" style:family="text">
      <style:text-properties fo:font-variant="normal" fo:text-transform="none" fo:color="#252525" style:font-name="Open Sans1" fo:font-size="10.5pt" fo:letter-spacing="normal" fo:font-style="normal" fo:font-weight="bold" officeooo:rsid="0006bcf9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252525" style:font-name="Open Sans1" fo:font-size="10.5pt" fo:letter-spacing="normal" fo:font-style="italic" fo:font-weight="bold" officeooo:rsid="0006bcf9" style:font-style-asian="italic" style:font-weight-asian="bold" style:font-style-complex="italic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3114968375375850" text:style-name="L1">
        <text:list-item>
          <text:p text:style-name="P7"><text:span text:style-name="T1">x</text:span><text:span text:style-name="T5"> = new people <text:s text:c="6"/></text:span><text:span text:style-name="T1">y </text:span><text:span text:style-name="T5">= old people</text:span></text:p>
          <text:p text:style-name="P1"><text:span text:style-name="T4">Function for dollars earned in terms of old and new members who work:</text:span></text:p>
          <text:p text:style-name="P4"><text:span text:style-name="T4">f(</text:span>x<text:span text:style-name="T4">, </text:span>y<text:span text:style-name="T4">) = 10</text:span>x<text:span text:style-name="T4"> + 8</text:span>y</text:p>
        </text:list-item>
        <text:list-item>
          <text:p text:style-name="P5"><text:span text:style-name="T4">Restrictions:<text:tab/></text:span></text:p>
          <text:list>
            <text:list-item>
              <text:p text:style-name="P7"><text:span text:style-name="T3">x </text:span><text:span text:style-name="T9">≥</text:span><text:span text:style-name="T15"> </text:span><text:span text:style-name="T18">0</text:span><text:span text:style-name="T21"> <text:s text:c="5"/></text:span><text:span text:style-name="T15">y</text:span><text:span text:style-name="T18"> </text:span><text:span text:style-name="T9">≥ </text:span><text:span text:style-name="T10">0</text:span></text:p>
            </text:list-item>
            <text:list-item>
              <text:p text:style-name="P7"><text:span text:style-name="T15">x </text:span><text:span text:style-name="T9">≤</text:span><text:span text:style-name="T15"> </text:span><text:span text:style-name="T18">9</text:span><text:span text:style-name="T15"> <text:s text:c="5"/>y </text:span><text:span text:style-name="T9">≤</text:span><text:span text:style-name="T15"> </text:span><text:span text:style-name="T19">8</text:span></text:p>
            </text:list-item>
            <text:list-item>
              <text:p text:style-name="P2"><text:span text:style-name="T9">y</text:span><text:span text:style-name="T17"> ≥ -</text:span><text:span text:style-name="T9">x</text:span><text:span text:style-name="T17"> + 6 <text:s text:c="4"/></text:span><text:span text:style-name="T11">y </text:span><text:span text:style-name="T20">≤ -</text:span><text:span text:style-name="T11">x</text:span><text:span text:style-name="T20"> + 15</text:span></text:p>
            </text:list-item>
            <text:list-item>
              <text:p text:style-name="P3"><text:span text:style-name="T9">y </text:span><text:span text:style-name="T19">≥ </text:span><text:span text:style-name="T17">3</text:span></text:p>
            </text:list-item>
            <text:list-item>
              <text:p text:style-name="P8"><text:span text:style-name="T16">y </text:span><text:span text:style-name="T19">≥ </text:span><text:span text:style-name="T20">1/2</text:span><text:span text:style-name="T16">x</text:span><text:span text:style-name="T20"> <text:s text:c="3"/></text:span><text:span text:style-name="T16">y</text:span><text:span text:style-name="T20"> </text:span><text:span text:style-name="T23">&lt; 3</text:span><text:span text:style-name="T24">x</text:span></text:p>
            </text:list-item>
          </text:list>
        </text:list-item>
        <text:list-item>
          <text:p text:style-name="P16"><text:span text:style-name="T5">S</text:span><text:span text:style-name="T4">ee graph paper</text:span></text:p>
        </text:list-item>
        <text:list-item>
          <text:p text:style-name="P16"><text:span text:style-name="T4">No, because the feasible region does not intercept the x-axis, so the number of old members can never reach zero.</text:span></text:p>
        </text:list-item>
        <text:list-item>
          <text:p text:style-name="P17"><text:span text:style-name="T7">10</text:span><text:span text:style-name="T2">x </text:span><text:span text:style-name="T7">+ 8</text:span><text:span text:style-name="T2">y</text:span><text:span text:style-name="T7"> </text:span><text:span text:style-name="T17">≤</text:span><text:span text:style-name="T2"> 100</text:span><text:span text:style-name="T7"> </text:span></text:p>
          <text:p text:style-name="P17"><text:span text:style-name="T7">8</text:span><text:span text:style-name="T2">y</text:span><text:span text:style-name="T7"> </text:span><text:span text:style-name="T19">≥ -</text:span><text:span text:style-name="T17">10</text:span><text:span text:style-name="T14">x</text:span><text:span text:style-name="T17"> + 100</text:span></text:p>
          <text:p text:style-name="P6"><text:span text:style-name="T9">y</text:span><text:span text:style-name="T17"> </text:span><text:span text:style-name="T19">≥ -</text:span><text:span text:style-name="T17">5/4</text:span><text:span text:style-name="T9">x</text:span><text:span text:style-name="T17"> + 12.5</text:span></text:p>
        </text:list-item>
        <text:list-item>
          <text:p text:style-name="P9"><text:span text:style-name="T9">10</text:span><text:span text:style-name="T14">x</text:span><text:span text:style-name="T9"> + 8</text:span><text:span text:style-name="T14">y</text:span><text:span text:style-name="T9"> = 160</text:span></text:p>
          <text:p text:style-name="P9"><text:span text:style-name="T9">8</text:span><text:span text:style-name="T14">y</text:span><text:span text:style-name="T9"> = -10</text:span><text:span text:style-name="T14">x</text:span><text:span text:style-name="T9"> + 160</text:span></text:p>
          <text:p text:style-name="P6"><text:span text:style-name="T9">y </text:span><text:span text:style-name="T17">= -5/4</text:span><text:span text:style-name="T9">x</text:span><text:span text:style-name="T17"> + 20</text:span></text:p>
          <text:p text:style-name="P9"><text:span text:style-name="T8">No, it is not feasible, because the line does not pass through the feasible region.</text:span></text:p>
        </text:list-item>
        <text:list-item>
          <text:p text:style-name="P9"><text:span text:style-name="T8">Test points for maximum: </text:span><text:span text:style-name="T9">(7, 8)</text:span><text:span text:style-name="T14"> </text:span><text:span text:style-name="T8">and </text:span><text:span text:style-name="T9">(9, 6)</text:span></text:p>
          <text:p text:style-name="P10"><text:span text:style-name="T8">(7, 8):</text:span><text:span text:style-name="T9"><text:tab/>f(7, 8) = 10(7) + 8(8)</text:span></text:p>
          <text:list>
            <text:list-item>
              <text:list>
                <text:list-header>
                  <text:p text:style-name="P10"><text:span text:style-name="T9">f(7, 8) = 70 + 64</text:span></text:p>
                  <text:p text:style-name="P10"><text:span text:style-name="T9">f(7, 8) = $134</text:span></text:p>
                </text:list-header>
              </text:list>
            </text:list-item>
          </text:list>
          <text:p text:style-name="P10"><text:span text:style-name="T8">(9, 6):</text:span><text:span text:style-name="T9"><text:tab/>f(9, 6) = 10(9) + 8(6)</text:span></text:p>
          <text:list>
            <text:list-item>
              <text:list>
                <text:list-header>
                  <text:p text:style-name="P10"><text:span text:style-name="T9">f(9, 6) = 90 + 48</text:span></text:p>
                  <text:p text:style-name="P10"><text:span text:style-name="T9">f(9, 6) = $138</text:span></text:p>
                </text:list-header>
              </text:list>
            </text:list-item>
          </text:list>
          <text:p text:style-name="P10"><text:span text:style-name="T13">The m</text:span><text:span text:style-name="T9">aximum possible amount of money earned </text:span><text:span text:style-name="T13">is</text:span><text:span text:style-name="T9"> $138.</text:span></text:p>
        </text:list-item>
        <text:list-item>
          <text:p text:style-name="P11"><text:span text:style-name="T8">Test points for </text:span><text:span text:style-name="T22">minimum</text:span><text:span text:style-name="T8">: </text:span><text:span text:style-name="T9">(</text:span><text:span text:style-name="T12">2</text:span><text:span text:style-name="T9">, </text:span><text:span text:style-name="T12">4</text:span><text:span text:style-name="T9">)</text:span><text:span text:style-name="T14"> </text:span><text:span text:style-name="T8">and </text:span><text:span text:style-name="T9">(</text:span><text:span text:style-name="T12">3</text:span><text:span text:style-name="T9">, </text:span><text:span text:style-name="T12">3</text:span><text:span text:style-name="T9">)</text:span></text:p>
          <text:p text:style-name="P11"><text:span text:style-name="T8">(</text:span><text:span text:style-name="T22">2</text:span><text:span text:style-name="T8">, </text:span><text:span text:style-name="T22">4</text:span><text:span text:style-name="T8">):</text:span><text:span text:style-name="T9"><text:tab/>f(</text:span><text:span text:style-name="T12">2</text:span><text:span text:style-name="T9">, </text:span><text:span text:style-name="T12">4</text:span><text:span text:style-name="T9">) = 10(</text:span><text:span text:style-name="T12">2</text:span><text:span text:style-name="T9">) + 8(</text:span><text:span text:style-name="T12">4</text:span><text:span text:style-name="T9">)</text:span></text:p>
          <text:list>
            <text:list-item>
              <text:list>
                <text:list-header>
                  <text:p text:style-name="P11"><text:span text:style-name="T9">f(</text:span><text:span text:style-name="T12">2</text:span><text:span text:style-name="T9">, </text:span><text:span text:style-name="T12">4</text:span><text:span text:style-name="T9">) = </text:span><text:span text:style-name="T12">20</text:span><text:span text:style-name="T9"> + </text:span><text:span text:style-name="T12">32</text:span></text:p>
                  <text:p text:style-name="P11"><text:soft-page-break/><text:span text:style-name="T9">f(</text:span><text:span text:style-name="T12">2</text:span><text:span text:style-name="T9">, </text:span><text:span text:style-name="T12">4</text:span><text:span text:style-name="T9">) = $</text:span><text:span text:style-name="T12">52</text:span></text:p>
                </text:list-header>
              </text:list>
            </text:list-item>
          </text:list>
          <text:p text:style-name="P11"><text:span text:style-name="T8">(9, 6):</text:span><text:span text:style-name="T9"><text:tab/>f(</text:span><text:span text:style-name="T12">3</text:span><text:span text:style-name="T9">, </text:span><text:span text:style-name="T12">3</text:span><text:span text:style-name="T9">) = 10(</text:span><text:span text:style-name="T12">3</text:span><text:span text:style-name="T9">) + 8(</text:span><text:span text:style-name="T12">3</text:span><text:span text:style-name="T9">)</text:span></text:p>
          <text:list>
            <text:list-item>
              <text:list>
                <text:list-header>
                  <text:p text:style-name="P11"><text:span text:style-name="T9">f(9, 6) = </text:span><text:span text:style-name="T12">3</text:span><text:span text:style-name="T9">0 + </text:span><text:span text:style-name="T12">24</text:span></text:p>
                  <text:p text:style-name="P11"><text:span text:style-name="T9">f(9, 6) = $</text:span><text:span text:style-name="T12">54</text:span></text:p>
                </text:list-header>
              </text:list>
            </text:list-item>
          </text:list>
          <text:p text:style-name="P11"><text:span text:style-name="T13">The m</text:span><text:span text:style-name="T12">inimum</text:span><text:span text:style-name="T9"> possible amount of money earned </text:span><text:span text:style-name="T13">is</text:span><text:span text:style-name="T9"> $</text:span><text:span text:style-name="T12">52.</text:span></text:p>
        </text:list-item>
        <text:list-item>
          <text:p text:style-name="P11"><text:span text:style-name="T8">Test points for maximum: </text:span><text:span text:style-name="T9">(7, 8)</text:span><text:span text:style-name="T14"> </text:span><text:span text:style-name="T8">and </text:span><text:span text:style-name="T9">(9, 6)</text:span></text:p>
          <text:p text:style-name="P11"><text:span text:style-name="T8">(7, 8):</text:span><text:span text:style-name="T9"><text:tab/>f(7, 8) = 10(7) + </text:span><text:span text:style-name="T12">12</text:span><text:span text:style-name="T9">(8)</text:span></text:p>
          <text:list>
            <text:list-item>
              <text:list>
                <text:list-header>
                  <text:p text:style-name="P11"><text:span text:style-name="T9">f(7, 8) = 70 + 6</text:span><text:span text:style-name="T12">96</text:span></text:p>
                  <text:p text:style-name="P11"><text:span text:style-name="T9">f(7, 8) = $1</text:span><text:span text:style-name="T12">66</text:span></text:p>
                </text:list-header>
              </text:list>
            </text:list-item>
          </text:list>
          <text:p text:style-name="P11"><text:span text:style-name="T8">(9, 6):</text:span><text:span text:style-name="T9"><text:tab/>f(9, 6) = 10(9) + </text:span><text:span text:style-name="T12">12</text:span><text:span text:style-name="T9">(6)</text:span></text:p>
          <text:list>
            <text:list-item>
              <text:list>
                <text:list-header>
                  <text:p text:style-name="P11"><text:span text:style-name="T9">f(9, 6) = 90 + </text:span><text:span text:style-name="T12">72</text:span></text:p>
                  <text:p text:style-name="P11"><text:span text:style-name="T9">f(9, 6) = $1</text:span><text:span text:style-name="T12">62</text:span></text:p>
                </text:list-header>
              </text:list>
            </text:list-item>
          </text:list>
          <text:p text:style-name="P13"><text:span text:style-name="T8">The maximum feasible amount when new members earn $12 and old members get $10 is $166, which would require 7 new members and 8 old members.</text:span></text:p>
        </text:list-item>
      </text:list>
      <text:p text:style-name="P12"/>
      <text:p text:style-name="P14"><text:span text:style-name="T8">End of Report Questions</text:span></text:p>
      <text:list xml:id="list7698118076838180467" text:style-name="L3">
        <text:list-item>
          <text:p text:style-name="P15"><text:span text:style-name="T8">For me, the hardest part of the assignment was typing it up and making sure that all of the math was neatly formatted.</text:span></text:p>
        </text:list-item>
        <text:list-item>
          <text:p text:style-name="P15"><text:span text:style-name="T8">I felt that I did well when answering questions G, H, and I, and showed my process clearly.</text:span></text:p>
        </text:list-item>
        <text:list-item>
          <text:p text:style-name="P15"><text:span text:style-name="T8">This process could be useful when trying to determine the number of students who could come on a field trip with consideration to mode of transportation and any special accomodations that some students need and others do no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sans-serif" svg:font-family="sans-serif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21:11:31.036769632</meta:creation-date>
    <dc:date>2014-09-30T22:02:14.515932463</dc:date>
    <meta:editing-duration>PT30M20S</meta:editing-duration>
    <meta:editing-cycles>6</meta:editing-cycles>
    <meta:generator>LibreOffice/4.3.2.2.0$Linux_X86_64 LibreOffice_project/430m0$Build-2</meta:generator>
    <meta:document-statistic meta:table-count="0" meta:image-count="0" meta:object-count="0" meta:page-count="2" meta:paragraph-count="46" meta:word-count="406" meta:character-count="1743" meta:non-whitespace-character-count="1375"/>
  </office:meta>
</office:document-meta>
</file>